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1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color="#ce181e"/>
    </style:style>
    <style:style style:name="ce16" style:family="table-cell" style:parent-style-name="Default" style:data-style-name="N61">
      <style:text-properties style:use-window-font-color="true"/>
    </style:style>
    <style:style style:name="ce17" style:family="table-cell" style:parent-style-name="Default" style:data-style-name="N61">
      <style:text-properties fo:color="#ed1c24"/>
    </style:style>
    <style:style style:name="ce18" style:family="table-cell" style:parent-style-name="Default" style:data-style-name="N61">
      <style:table-cell-properties fo:background-color="#fff200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  <style:style style:name="ce23" style:family="table-cell" style:parent-style-name="Default">
      <style:table-cell-properties fo:background-color="#add58a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 style:data-style-name="N61">
      <style:table-cell-properties fo:background-color="transparent"/>
    </style:style>
    <style:style style:name="ce38" style:family="table-cell" style:parent-style-name="Default" style:data-style-name="N61">
      <style:table-cell-properties fo:background-color="#add58a"/>
    </style:style>
    <style:style style:name="ce4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number-columns-repeated="2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4" office:value-type="float" office:value="20" calcext:value-type="float">
            <text:p>2.00E+01</text:p>
          </table:table-cell>
          <table:table-cell table:style-name="ce14" office:value-type="float" office:value="0.1" calcext:value-type="float">
            <text:p>1.00E-01</text:p>
          </table:table-cell>
          <table:table-cell table:style-name="ce18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21"/>
          <table:table-cell table:style-name="ce14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14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14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14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21"/>
          <table:table-cell table:style-name="ce14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22"/>
          <table:table-cell table:style-name="ce14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21"/>
          <table:table-cell table:style-name="ce14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21"/>
          <table:table-cell table:style-name="ce14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21"/>
          <table:table-cell table:style-name="ce14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21"/>
          <table:table-cell table:style-name="ce14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21"/>
          <table:table-cell table:style-name="ce14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14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14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14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14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14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14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14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20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20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20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20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15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20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20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20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20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20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23" office:value-type="float" office:value="1.047" calcext:value-type="float">
            <text:p>1.047</text:p>
          </table:table-cell>
          <table:table-cell table:style-name="ce23" office:value-type="float" office:value="1.0001" calcext:value-type="float">
            <text:p>1.0001</text:p>
          </table:table-cell>
          <table:table-cell table:style-name="ce21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15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20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.835" calcext:value-type="float">
            <text:p>1.835</text:p>
          </table:table-cell>
          <table:table-cell table:style-name="ce23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20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1.441" calcext:value-type="float">
            <text:p>1.441</text:p>
          </table:table-cell>
          <table:table-cell table:style-name="ce23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20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23" office:value-type="float" office:value="1.193" calcext:value-type="float">
            <text:p>1.193</text:p>
          </table:table-cell>
          <table:table-cell table:style-name="ce23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20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23" office:value-type="float" office:value="1.096" calcext:value-type="float">
            <text:p>1.096</text:p>
          </table:table-cell>
          <table:table-cell table:style-name="ce23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20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24" office:value-type="float" office:value="1.025" calcext:value-type="float">
            <text:p>1.025</text:p>
          </table:table-cell>
          <table:table-cell table:style-name="ce24" office:value-type="float" office:value="1.00002" calcext:value-type="float">
            <text:p>1.00002</text:p>
          </table:table-cell>
          <table:table-cell table:style-name="ce24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15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20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6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16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20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20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23" office:value-type="float" office:value="1.0027" calcext:value-type="float">
            <text:p>1.0027</text:p>
          </table:table-cell>
          <table:table-cell table:style-name="ce23" office:value-type="float" office:value="0.9945" calcext:value-type="float">
            <text:p>0.9945</text:p>
          </table:table-cell>
          <table:table-cell table:style-name="ce21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20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23" office:value-type="float" office:value="0.9988" calcext:value-type="float">
            <text:p>0.9988</text:p>
          </table:table-cell>
          <table:table-cell table:style-name="ce23" office:value-type="float" office:value="1.0011" calcext:value-type="float">
            <text:p>1.0011</text:p>
          </table:table-cell>
          <table:table-cell table:style-name="ce37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17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20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16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20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20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14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20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14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20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14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20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14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20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14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20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14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20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14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14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number-columns-repeated="5"/>
          <table:table-cell table:style-name="Default"/>
          <table:table-cell table:number-columns-repeated="6"/>
        </table:table-row>
      </table:table>
      <table:table table:name="MMS" table:style-name="ta1">
        <table:table-column table:style-name="co1" table:number-columns-repeated="7" table:default-cell-style-name="Default"/>
        <table:table-column table:style-name="co1" table:default-cell-style-name="ce21"/>
        <table:table-column table:style-name="co1" table:number-columns-repeated="2" table:default-cell-style-name="ce14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table:style-name="Default" office:value-type="string" calcext:value-type="string">
            <text:p>rho_s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h_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float" office:value="0.00001" calcext:value-type="float">
            <text:p>1.00E-05</text:p>
          </table:table-cell>
          <table:table-cell table:style-name="ce14" office:value-type="float" office:value="0.0472" calcext:value-type="float">
            <text:p>4.72E-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4" calcext:value-type="float">
            <text:p>0.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table:style-name="Default" office:value-type="float" office:value="2600" calcext:value-type="float">
            <text:p>2600</text:p>
          </table:table-cell>
          <table:table-cell table:style-name="Default" office:value-type="float" office:value="900" calcext:value-type="float">
            <text:p>900</text:p>
          </table:table-cell>
          <table:table-cell office:value-type="float" office:value="6000" calcext:value-type="float">
            <text:p>6.00E+03</text:p>
          </table:table-cell>
        </table:table-row>
        <table:table-row table:style-name="ro1">
          <table:table-cell table:number-columns-repeated="7"/>
          <table:table-cell table:style-name="Default" table:number-columns-repeated="3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h_vf</text:p>
          </table:table-cell>
          <table:table-cell office:value-type="string" calcext:value-type="string">
            <text:p>h_vs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4" table:formula="of:=[.D2]*[.B2]/[.A2]" office:value-type="float" office:value="0.00000001" calcext:value-type="float">
            <text:p>1.00E-08</text:p>
          </table:table-cell>
          <table:table-cell table:style-name="ce14" table:formula="of:=[.B2]*4" office:value-type="float" office:value="0.00004" calcext:value-type="float">
            <text:p>4.00E-05</text:p>
          </table:table-cell>
          <table:table-cell table:formula="of:=[.J2]/([.E2]*[.F2]*[.G2])" office:value-type="float" office:value="0.00528354124068115" calcext:value-type="float">
            <text:p>0.005283541240681</text:p>
          </table:table-cell>
          <table:table-cell table:formula="of:=[.J2]/((1-[.E2])*[.H2]*[.I2])" office:value-type="float" office:value="0.00427350427350427" calcext:value-type="float">
            <text:p>0.00427350427350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4"/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table:style-name="Default" office:value-type="string" calcext:value-type="string">
            <text:p>dt_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00003776" calcext:value-type="float">
            <text:p>3.776E-09</text:p>
          </table:table-cell>
          <table:table-cell table:formula="of:=[.$B$2]*[.$C$2]/[.C8]/[.C8]" office:value-type="float" office:value="0.000030208" calcext:value-type="float">
            <text:p>3.0208E-05</text:p>
          </table:table-cell>
          <table:table-cell table:formula="of:=[.D8]*[.D8]" office:value-type="float" office:value="1.4258176E-017" calcext:value-type="float">
            <text:p>1.4258176E-17</text:p>
          </table:table-cell>
          <table:table-cell table:formula="of:=[.D8]+[.E8]*2" office:value-type="float" office:value="0.000060419776" calcext:value-type="float">
            <text:p>6.0419776E-05</text:p>
          </table:table-cell>
          <table:table-cell/>
          <table:table-cell table:formula="of:=0.99/([.$A$5]/[.C8] + 2*[.$B$2]/[.C8]/[.C8])" office:value-type="float" office:value="773.389163177301" calcext:value-type="float">
            <text:p>7.73E+02</text:p>
          </table:table-cell>
          <table:table-cell table:formula="of:=0.495*[.C8]*[.C8]/[.$B$5]" office:value-type="float" office:value="193.359375" calcext:value-type="float">
            <text:p>1.93E+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00007552" calcext:value-type="float">
            <text:p>7.552E-09</text:p>
          </table:table-cell>
          <table:table-cell table:formula="of:=[.$B$2]*[.$C$2]/[.C9]/[.C9]" office:value-type="float" office:value="0.000120832" calcext:value-type="float">
            <text:p>0.000120832</text:p>
          </table:table-cell>
          <table:table-cell table:formula="of:=[.D9]*[.D9]" office:value-type="float" office:value="5.7032704E-017" calcext:value-type="float">
            <text:p>5.7032704E-17</text:p>
          </table:table-cell>
          <table:table-cell table:formula="of:=[.D9]+[.E9]*2" office:value-type="float" office:value="0.000241671552" calcext:value-type="float">
            <text:p>0.000241671552</text:p>
          </table:table-cell>
          <table:table-cell/>
          <table:table-cell table:formula="of:=0.99/([.$A$5]/[.C9] + 2*[.$B$2]/[.C9]/[.C9])" office:value-type="float" office:value="193.353332708353" calcext:value-type="float">
            <text:p>1.93E+02</text:p>
          </table:table-cell>
          <table:table-cell table:formula="of:=0.495*[.C9]*[.C9]/[.$B$5]" office:value-type="float" office:value="48.33984375" calcext:value-type="float">
            <text:p>4.83E+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00015104" calcext:value-type="float">
            <text:p>1.5104E-08</text:p>
          </table:table-cell>
          <table:table-cell table:formula="of:=[.$B$2]*[.$C$2]/[.C10]/[.C10]" office:value-type="float" office:value="0.000483328" calcext:value-type="float">
            <text:p>0.000483328</text:p>
          </table:table-cell>
          <table:table-cell table:formula="of:=[.D10]*[.D10]" office:value-type="float" office:value="2.28130816E-016" calcext:value-type="float">
            <text:p>2.28130816E-16</text:p>
          </table:table-cell>
          <table:table-cell table:formula="of:=[.D10]+[.E10]*2" office:value-type="float" office:value="0.000966671104" calcext:value-type="float">
            <text:p>0.000966671104</text:p>
          </table:table-cell>
          <table:table-cell/>
          <table:table-cell table:formula="of:=0.99/([.$A$5]/[.C10] + 2*[.$B$2]/[.C10]/[.C10])" office:value-type="float" office:value="48.3390884517429" calcext:value-type="float">
            <text:p>4.83E+01</text:p>
          </table:table-cell>
          <table:table-cell table:formula="of:=0.495*[.C10]*[.C10]/[.$B$5]" office:value-type="float" office:value="12.0849609375" calcext:value-type="float">
            <text:p>1.21E+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000030208" calcext:value-type="float">
            <text:p>3.0208E-08</text:p>
          </table:table-cell>
          <table:table-cell table:formula="of:=[.$B$2]*[.$C$2]/[.C11]/[.C11]" office:value-type="float" office:value="0.001933312" calcext:value-type="float">
            <text:p>0.001933312</text:p>
          </table:table-cell>
          <table:table-cell table:formula="of:=[.D11]*[.D11]" office:value-type="float" office:value="9.12523264E-016" calcext:value-type="float">
            <text:p>9.12523264E-16</text:p>
          </table:table-cell>
          <table:table-cell table:formula="of:=[.D11]+[.E11]*2" office:value-type="float" office:value="0.003866654208" calcext:value-type="float">
            <text:p>0.003866654208</text:p>
          </table:table-cell>
          <table:table-cell/>
          <table:table-cell table:formula="of:=0.99/([.$A$5]/[.C11] + 2*[.$B$2]/[.C11]/[.C11])" office:value-type="float" office:value="12.0848665244803" calcext:value-type="float">
            <text:p>1.21E+01</text:p>
          </table:table-cell>
          <table:table-cell table:formula="of:=0.495*[.C11]*[.C11]/[.$B$5]" office:value-type="float" office:value="3.021240234375" calcext:value-type="float">
            <text:p>3.02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000060416" calcext:value-type="float">
            <text:p>6.0416E-08</text:p>
          </table:table-cell>
          <table:table-cell table:formula="of:=[.$B$2]*[.$C$2]/[.C12]/[.C12]" office:value-type="float" office:value="0.007733248" calcext:value-type="float">
            <text:p>0.007733248</text:p>
          </table:table-cell>
          <table:table-cell table:formula="of:=[.D12]*[.D12]" office:value-type="float" office:value="3.650093056E-015" calcext:value-type="float">
            <text:p>3.650093056E-15</text:p>
          </table:table-cell>
          <table:table-cell table:formula="of:=[.D12]+[.E12]*2" office:value-type="float" office:value="0.015466556416" calcext:value-type="float">
            <text:p>0.015466556416</text:p>
          </table:table-cell>
          <table:table-cell/>
          <table:table-cell table:formula="of:=0.99/([.$A$5]/[.C12] + 2*[.$B$2]/[.C12]/[.C12])" office:value-type="float" office:value="3.02122843270143" calcext:value-type="float">
            <text:p>3.02E+00</text:p>
          </table:table-cell>
          <table:table-cell table:formula="of:=0.495*[.C12]*[.C12]/[.$B$5]" office:value-type="float" office:value="0.75531005859375" calcext:value-type="float">
            <text:p>7.55E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000120832" calcext:value-type="float">
            <text:p>1.20832E-07</text:p>
          </table:table-cell>
          <table:table-cell table:formula="of:=[.$B$2]*[.$C$2]/[.C13]/[.C13]" office:value-type="float" office:value="0.030932992" calcext:value-type="float">
            <text:p>0.030932992</text:p>
          </table:table-cell>
          <table:table-cell table:formula="of:=[.D13]*[.D13]" office:value-type="float" office:value="0.000000000000014600372224" calcext:value-type="float">
            <text:p>1.4600372224E-14</text:p>
          </table:table-cell>
          <table:table-cell table:formula="of:=[.D13]+[.E13]*2" office:value-type="float" office:value="0.061866104832" calcext:value-type="float">
            <text:p>0.061866104832</text:p>
          </table:table-cell>
          <table:table-cell/>
          <table:table-cell table:formula="of:=0.99/([.$A$5]/[.C13] + 2*[.$B$2]/[.C13]/[.C13])" office:value-type="float" office:value="0.755308583381673" calcext:value-type="float">
            <text:p>7.55E-01</text:p>
          </table:table-cell>
          <table:table-cell table:formula="of:=0.495*[.C13]*[.C13]/[.$B$5]" office:value-type="float" office:value="0.188827514648437" calcext:value-type="float">
            <text:p>1.89E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000241664" calcext:value-type="float">
            <text:p>2.41664E-07</text:p>
          </table:table-cell>
          <table:table-cell table:formula="of:=[.$B$2]*[.$C$2]/[.C14]/[.C14]" office:value-type="float" office:value="0.123731968" calcext:value-type="float">
            <text:p>0.123731968</text:p>
          </table:table-cell>
          <table:table-cell table:formula="of:=[.D14]*[.D14]" office:value-type="float" office:value="0.000000000000058401488896" calcext:value-type="float">
            <text:p>5.8401488896E-14</text:p>
          </table:table-cell>
          <table:table-cell table:formula="of:=[.D14]+[.E14]*2" office:value-type="float" office:value="0.247464177664" calcext:value-type="float">
            <text:p>0.247464177664</text:p>
          </table:table-cell>
          <table:table-cell/>
          <table:table-cell table:formula="of:=0.99/([.$A$5]/[.C14] + 2*[.$B$2]/[.C14]/[.C14])" office:value-type="float" office:value="0.188827330246748" calcext:value-type="float">
            <text:p>1.89E-01</text:p>
          </table:table-cell>
          <table:table-cell table:formula="of:=0.495*[.C14]*[.C14]/[.$B$5]" office:value-type="float" office:value="0.0472068786621094" calcext:value-type="float">
            <text:p>4.72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0000483328" calcext:value-type="float">
            <text:p>4.83328E-07</text:p>
          </table:table-cell>
          <table:table-cell table:formula="of:=[.$B$2]*[.$C$2]/[.C15]/[.C15]" office:value-type="float" office:value="0.494927872" calcext:value-type="float">
            <text:p>0.494927872</text:p>
          </table:table-cell>
          <table:table-cell table:formula="of:=[.D15]*[.D15]" office:value-type="float" office:value="0.000000000000233605955584" calcext:value-type="float">
            <text:p>2.33605955584E-13</text:p>
          </table:table-cell>
          <table:table-cell table:formula="of:=[.D15]+[.E15]*2" office:value-type="float" office:value="0.989856227328" calcext:value-type="float">
            <text:p>0.989856227328</text:p>
          </table:table-cell>
          <table:table-cell/>
          <table:table-cell table:formula="of:=0.99/([.$A$5]/[.C15] + 2*[.$B$2]/[.C15]/[.C15])" office:value-type="float" office:value="0.0472068556118869" calcext:value-type="float">
            <text:p>4.72E-02</text:p>
          </table:table-cell>
          <table:table-cell table:formula="of:=0.495*[.C15]*[.C15]/[.$B$5]" office:value-type="float" office:value="0.0118017196655273" calcext:value-type="float">
            <text:p>1.18E-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0000966656" calcext:value-type="float">
            <text:p>9.66656E-07</text:p>
          </table:table-cell>
          <table:table-cell table:formula="of:=[.$B$2]*[.$C$2]/[.C16]/[.C16]" office:value-type="float" office:value="1.979711488" calcext:value-type="float">
            <text:p>1.979711488</text:p>
          </table:table-cell>
          <table:table-cell table:formula="of:=[.D16]*[.D16]" office:value-type="float" office:value="0.000000000000934423822336" calcext:value-type="float">
            <text:p>9.34423822336E-13</text:p>
          </table:table-cell>
          <table:table-cell table:formula="of:=[.D16]+[.E16]*2" office:value-type="float" office:value="3.959423942656" calcext:value-type="float">
            <text:p>3.959423942656</text:p>
          </table:table-cell>
          <table:table-cell/>
          <table:table-cell table:formula="of:=0.99/([.$A$5]/[.C16] + 2*[.$B$2]/[.C16]/[.C16])" office:value-type="float" office:value="0.0118017167842488" calcext:value-type="float">
            <text:p>1.18E-02</text:p>
          </table:table-cell>
          <table:table-cell table:formula="of:=0.495*[.C16]*[.C16]/[.$B$5]" office:value-type="float" office:value="0.00295042991638184" calcext:value-type="float">
            <text:p>2.95E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0001933312" calcext:value-type="float">
            <text:p>1.933312E-06</text:p>
          </table:table-cell>
          <table:table-cell table:formula="of:=[.$B$2]*[.$C$2]/[.C17]/[.C17]" office:value-type="float" office:value="7.918845952" calcext:value-type="float">
            <text:p>7.918845952</text:p>
          </table:table-cell>
          <table:table-cell table:formula="of:=[.D17]*[.D17]" office:value-type="float" office:value="0.000000000003737695289344" calcext:value-type="float">
            <text:p>3.737695289344E-12</text:p>
          </table:table-cell>
          <table:table-cell table:formula="of:=[.D17]+[.E17]*2" office:value-type="float" office:value="15.837693837312" calcext:value-type="float">
            <text:p>15.837693837312</text:p>
          </table:table-cell>
          <table:table-cell/>
          <table:table-cell table:formula="of:=0.99/([.$A$5]/[.C17] + 2*[.$B$2]/[.C17]/[.C17])" office:value-type="float" office:value="0.00295042955622198" calcext:value-type="float">
            <text:p>2.95E-03</text:p>
          </table:table-cell>
          <table:table-cell table:formula="of:=0.495*[.C17]*[.C17]/[.$B$5]" office:value-type="float" office:value="0.000737607479095459" calcext:value-type="float">
            <text:p>7.38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00003866624" calcext:value-type="float">
            <text:p>3.866624E-06</text:p>
          </table:table-cell>
          <table:table-cell table:formula="of:=[.$B$2]*[.$C$2]/[.C18]/[.C18]" office:value-type="float" office:value="31.675383808" calcext:value-type="float">
            <text:p>31.675383808</text:p>
          </table:table-cell>
          <table:table-cell table:formula="of:=[.D18]*[.D18]" office:value-type="float" office:value="0.000000000014950781157376" calcext:value-type="float">
            <text:p>1.4950781157376E-11</text:p>
          </table:table-cell>
          <table:table-cell table:formula="of:=[.D18]+[.E18]*2" office:value-type="float" office:value="63.350771482624" calcext:value-type="float">
            <text:p>63.350771482624</text:p>
          </table:table-cell>
          <table:table-cell/>
          <table:table-cell table:formula="of:=0.99/([.$A$5]/[.C18] + 2*[.$B$2]/[.C18]/[.C18])" office:value-type="float" office:value="0.000737607434075474" calcext:value-type="float">
            <text:p>7.38E-04</text:p>
          </table:table-cell>
          <table:table-cell table:formula="of:=0.495*[.C18]*[.C18]/[.$B$5]" office:value-type="float" office:value="0.000184401869773865" calcext:value-type="float">
            <text:p>1.84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00007733248" calcext:value-type="float">
            <text:p>7.733248E-06</text:p>
          </table:table-cell>
          <table:table-cell table:formula="of:=[.$B$2]*[.$C$2]/[.C19]/[.C19]" office:value-type="float" office:value="126.701535232" calcext:value-type="float">
            <text:p>126.701535232</text:p>
          </table:table-cell>
          <table:table-cell table:formula="of:=[.D19]*[.D19]" office:value-type="float" office:value="0.000000000059803124629504" calcext:value-type="float">
            <text:p>5.9803124629504E-11</text:p>
          </table:table-cell>
          <table:table-cell table:formula="of:=[.D19]+[.E19]*2" office:value-type="float" office:value="253.403078197248" calcext:value-type="float">
            <text:p>253.403078197248</text:p>
          </table:table-cell>
          <table:table-cell/>
          <table:table-cell table:formula="of:=0.99/([.$A$5]/[.C19] + 2*[.$B$2]/[.C19]/[.C19])" office:value-type="float" office:value="0.000184401864146366" calcext:value-type="float">
            <text:p>1.84E-04</text:p>
          </table:table-cell>
          <table:table-cell table:formula="of:=0.495*[.C19]*[.C19]/[.$B$5]" office:value-type="float" office:value="0.0000461004674434662" calcext:value-type="float">
            <text:p>4.61E-05</text:p>
          </table:table-cell>
        </table:table-row>
      </table:table>
      <table:table table:name="analytic" table:style-name="ta1">
        <table:table-column table:style-name="co1" table:number-columns-repeated="7" table:default-cell-style-name="Default"/>
        <table:table-column table:style-name="co1" table:default-cell-style-name="ce21"/>
        <table:table-column table:style-name="co1" table:default-cell-style-name="ce14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rho_f</text:p>
          </table:table-cell>
          <table:table-cell table:style-name="Default" office:value-type="string" calcext:value-type="string">
            <text:p>C_s</text:p>
          </table:table-cell>
          <table:table-cell table:style-name="Default" office:value-type="string" calcext:value-type="string">
            <text:p>C_f</text:p>
          </table:table-cell>
          <table:table-cell office:value-type="string" calcext:value-type="string">
            <text:p>k_s</text:p>
          </table:table-cell>
          <table:table-cell office:value-type="string" calcext:value-type="string">
            <text:p>k_f</text:p>
          </table:table-cell>
          <table:table-cell office:value-type="string" calcext:value-type="string">
            <text:p>mu_f</text:p>
          </table:table-cell>
          <table:table-cell office:value-type="string" calcext:value-type="string">
            <text:p>dm</text:p>
          </table:table-cell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.00E+0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0.01" calcext:value-type="float">
            <text:p>1.00E-02</text:p>
          </table:table-cell>
          <table:table-cell office:value-type="float" office:value="0.4" calcext:value-type="float">
            <text:p>0.4</text:p>
          </table:table-cell>
          <table:table-cell office:value-type="float" office:value="0.03" calcext:value-type="float">
            <text:p>0.03</text:p>
          </table:table-cell>
          <table:table-cell office:value-type="float" office:value="2600" calcext:value-type="float">
            <text:p>2600</text:p>
          </table:table-cell>
          <table:table-cell office:value-type="float" office:value="1835.6" calcext:value-type="float">
            <text:p>1835.6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511.8" calcext:value-type="float">
            <text:p>1511.8</text:p>
          </table:table-cell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2.63" calcext:value-type="float">
            <text:p>2.63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19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h_fs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Pe</text:p>
          </table:table-cell>
          <table:table-cell table:number-columns-repeated="7"/>
        </table:table-row>
        <table:table-row table:style-name="ro1">
          <table:table-cell table:style-name="ce37" table:formula="of:=[.M2]/([.G2]*[.D2]*PI()*[.B2]*[.B2]/4)" office:value-type="float" office:value="0.000173409177480819" calcext:value-type="float">
            <text:p>1.73E-04</text:p>
          </table:table-cell>
          <table:table-cell table:formula="of:=[.K2]/([.D2]*[.G2]*[.I2])" office:value-type="float" office:value="0.000000468458326134691" calcext:value-type="float">
            <text:p>4.68458326134691E-07</text:p>
          </table:table-cell>
          <table:table-cell table:formula="of:=[.J2]/((1-[.D2])*[.F2]*[.H2])" office:value-type="float" office:value="0.00000142450142450142" calcext:value-type="float">
            <text:p>1.42450142450142E-06</text:p>
          </table:table-cell>
          <table:table-cell table:formula="of:=[.D2]*[.G2]*[.B2]*[.E2]/[.L2]" office:value-type="float" office:value="8.37536121673004" calcext:value-type="float">
            <text:p>8.37536121673004</text:p>
          </table:table-cell>
          <table:table-cell table:style-name="ce14" table:formula="of:=[.L2]*[.I2]/[.K2]" office:value-type="float" office:value="7646.21923076923" calcext:value-type="float">
            <text:p>7.65E+03</text:p>
          </table:table-cell>
          <table:table-cell table:formula="of:=0.255/[.D2]*[.E5]^(1/3)*[.D5]^(2/3)" office:value-type="float" office:value="51.7962281836318" calcext:value-type="float">
            <text:p>51.7962281836318</text:p>
          </table:table-cell>
          <table:table-cell table:formula="of:=[.F5]*[.K2]/[.E2]" office:value-type="float" office:value="897.801288516284" calcext:value-type="float">
            <text:p>897.801288516284</text:p>
          </table:table-cell>
          <table:table-cell table:style-name="Default" table:formula="of:=1/(1/[.G5]+[.E2]/(10*[.J2]))" office:value-type="float" office:value="382.580026878337" calcext:value-type="float">
            <text:p>382.580026878337</text:p>
          </table:table-cell>
          <table:table-cell table:style-name="Default" table:formula="of:=6*(1-[.D2])*[.H5]/[.E2]" office:value-type="float" office:value="45909.6032254004" calcext:value-type="float">
            <text:p>45909.6032254004</text:p>
          </table:table-cell>
          <table:table-cell table:formula="of:=[.B2]*[.A2]/[.B5]" office:value-type="float" office:value="2134661.6" calcext:value-type="float">
            <text:p>2134661.6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table:style-name="Default" office:value-type="string" calcext:value-type="string">
            <text:p>dt_f</text:p>
          </table:table-cell>
          <table:table-cell office:value-type="string" calcext:value-type="string">
            <text:p>dt_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8]" office:value-type="float" office:value="0.125" calcext:value-type="float">
            <text:p>0.125</text:p>
          </table:table-cell>
          <table:table-cell table:formula="of:=[.$A$5]*[.$C$2]/[.C8]" office:value-type="float" office:value="0.0000138727341984655" calcext:value-type="float">
            <text:p>1.38727341984655E-05</text:p>
          </table:table-cell>
          <table:table-cell table:formula="of:=[.$B$5]*[.$C$2]/[.C8]/[.C8]" office:value-type="float" office:value="0.000000299813328726202" calcext:value-type="float">
            <text:p>2.99813328726202E-07</text:p>
          </table:table-cell>
          <table:table-cell table:formula="of:=[.D8]*[.D8]" office:value-type="float" office:value="0.000000000192452754141275" calcext:value-type="float">
            <text:p>1.92452754141275E-10</text:p>
          </table:table-cell>
          <table:table-cell table:formula="of:=[.D8]+[.E8]*2" office:value-type="float" office:value="0.0000144723608559179" calcext:value-type="float">
            <text:p>1.44723608559179E-05</text:p>
          </table:table-cell>
          <table:table-cell/>
          <table:table-cell table:formula="of:=0.99/([.$A$5]/[.C8] + 2*[.$B$5]/[.C8]/[.C8])" office:value-type="float" office:value="684.0625450513" calcext:value-type="float">
            <text:p>6.84E+02</text:p>
          </table:table-cell>
          <table:table-cell table:formula="of:=0.49*[.C8]*[.C8]/[.$C$5]/[.$C$2]" office:value-type="float" office:value="537468.75" calcext:value-type="float">
            <text:p>537468.7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16" calcext:value-type="float">
            <text:p>16</text:p>
          </table:table-cell>
          <table:table-cell table:formula="of:=[.$A$2]/[.B9]" office:value-type="float" office:value="0.0625" calcext:value-type="float">
            <text:p>0.0625</text:p>
          </table:table-cell>
          <table:table-cell table:formula="of:=[.$A$5]*[.$C$2]/[.C9]" office:value-type="float" office:value="0.000027745468396931" calcext:value-type="float">
            <text:p>2.7745468396931E-05</text:p>
          </table:table-cell>
          <table:table-cell table:formula="of:=[.$B$5]*[.$C$2]/[.C9]/[.C9]" office:value-type="float" office:value="0.00000119925331490481" calcext:value-type="float">
            <text:p>1.19925331490481E-06</text:p>
          </table:table-cell>
          <table:table-cell table:formula="of:=[.D9]*[.D9]" office:value-type="float" office:value="0.000000000769811016565099" calcext:value-type="float">
            <text:p>7.69811016565099E-10</text:p>
          </table:table-cell>
          <table:table-cell table:formula="of:=[.D9]+[.E9]*2" office:value-type="float" office:value="0.0000301439750267407" calcext:value-type="float">
            <text:p>3.01439750267407E-05</text:p>
          </table:table-cell>
          <table:table-cell/>
          <table:table-cell table:formula="of:=0.99/([.$A$5]/[.C9] + 2*[.$B$5]/[.C9]/[.C9])" office:value-type="float" office:value="328.42383896675" calcext:value-type="float">
            <text:p>3.28E+02</text:p>
          </table:table-cell>
          <table:table-cell table:formula="of:=0.49*[.C9]*[.C9]/[.$C$5]/[.$C$2]" office:value-type="float" office:value="134367.1875" calcext:value-type="float">
            <text:p>134367.187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32" calcext:value-type="float">
            <text:p>32</text:p>
          </table:table-cell>
          <table:table-cell table:formula="of:=[.$A$2]/[.B10]" office:value-type="float" office:value="0.03125" calcext:value-type="float">
            <text:p>0.03125</text:p>
          </table:table-cell>
          <table:table-cell table:formula="of:=[.$A$5]*[.$C$2]/[.C10]" office:value-type="float" office:value="0.0000554909367938621" calcext:value-type="float">
            <text:p>5.54909367938621E-05</text:p>
          </table:table-cell>
          <table:table-cell table:formula="of:=[.$B$5]*[.$C$2]/[.C10]/[.C10]" office:value-type="float" office:value="0.00000479701325961923" calcext:value-type="float">
            <text:p>4.79701325961923E-06</text:p>
          </table:table-cell>
          <table:table-cell table:formula="of:=[.D10]*[.D10]" office:value-type="float" office:value="0.0000000030792440662604" calcext:value-type="float">
            <text:p>3.0792440662604E-09</text:p>
          </table:table-cell>
          <table:table-cell table:formula="of:=[.D10]+[.E10]*2" office:value-type="float" office:value="0.0000650849633131005" calcext:value-type="float">
            <text:p>6.50849633131005E-05</text:p>
          </table:table-cell>
          <table:table-cell/>
          <table:table-cell table:formula="of:=0.99/([.$A$5]/[.C10] + 2*[.$B$5]/[.C10]/[.C10])" office:value-type="float" office:value="152.108866565302" calcext:value-type="float">
            <text:p>1.52E+02</text:p>
          </table:table-cell>
          <table:table-cell table:formula="of:=0.49*[.C10]*[.C10]/[.$C$5]/[.$C$2]" office:value-type="float" office:value="33591.796875" calcext:value-type="float">
            <text:p>33591.7968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64" calcext:value-type="float">
            <text:p>64</text:p>
          </table:table-cell>
          <table:table-cell table:formula="of:=[.$A$2]/[.B11]" office:value-type="float" office:value="0.015625" calcext:value-type="float">
            <text:p>0.015625</text:p>
          </table:table-cell>
          <table:table-cell table:formula="of:=[.$A$5]*[.$C$2]/[.C11]" office:value-type="float" office:value="0.000110981873587724" calcext:value-type="float">
            <text:p>0.000110981873588</text:p>
          </table:table-cell>
          <table:table-cell table:formula="of:=[.$B$5]*[.$C$2]/[.C11]/[.C11]" office:value-type="float" office:value="0.0000191880530384769" calcext:value-type="float">
            <text:p>1.91880530384769E-05</text:p>
          </table:table-cell>
          <table:table-cell table:formula="of:=[.D11]*[.D11]" office:value-type="float" office:value="0.0000000123169762650416" calcext:value-type="float">
            <text:p>1.23169762650416E-08</text:p>
          </table:table-cell>
          <table:table-cell table:formula="of:=[.D11]+[.E11]*2" office:value-type="float" office:value="0.000149357979664678" calcext:value-type="float">
            <text:p>0.000149357979665</text:p>
          </table:table-cell>
          <table:table-cell/>
          <table:table-cell table:formula="of:=0.99/([.$A$5]/[.C11] + 2*[.$B$5]/[.C11]/[.C11])" office:value-type="float" office:value="66.2837032358525" calcext:value-type="float">
            <text:p>6.63E+01</text:p>
          </table:table-cell>
          <table:table-cell table:formula="of:=0.49*[.C11]*[.C11]/[.$C$5]/[.$C$2]" office:value-type="float" office:value="8397.94921875" calcext:value-type="float">
            <text:p>8397.949218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128" calcext:value-type="float">
            <text:p>128</text:p>
          </table:table-cell>
          <table:table-cell table:formula="of:=[.$A$2]/[.B12]" office:value-type="float" office:value="0.0078125" calcext:value-type="float">
            <text:p>0.0078125</text:p>
          </table:table-cell>
          <table:table-cell table:formula="of:=[.$A$5]*[.$C$2]/[.C12]" office:value-type="float" office:value="0.000221963747175448" calcext:value-type="float">
            <text:p>0.000221963747175</text:p>
          </table:table-cell>
          <table:table-cell table:formula="of:=[.$B$5]*[.$C$2]/[.C12]/[.C12]" office:value-type="float" office:value="0.0000767522121539077" calcext:value-type="float">
            <text:p>7.67522121539077E-05</text:p>
          </table:table-cell>
          <table:table-cell table:formula="of:=[.D12]*[.D12]" office:value-type="float" office:value="0.0000000492679050601664" calcext:value-type="float">
            <text:p>4.92679050601664E-08</text:p>
          </table:table-cell>
          <table:table-cell table:formula="of:=[.D12]+[.E12]*2" office:value-type="float" office:value="0.000375468171483264" calcext:value-type="float">
            <text:p>0.000375468171483</text:p>
          </table:table-cell>
          <table:table-cell/>
          <table:table-cell table:formula="of:=0.99/([.$A$5]/[.C12] + 2*[.$B$5]/[.C12]/[.C12])" office:value-type="float" office:value="26.3670818245144" calcext:value-type="float">
            <text:p>2.64E+01</text:p>
          </table:table-cell>
          <table:table-cell table:formula="of:=0.49*[.C12]*[.C12]/[.$C$5]/[.$C$2]" office:value-type="float" office:value="2099.4873046875" calcext:value-type="float">
            <text:p>2099.487304687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2]*2" office:value-type="float" office:value="256" calcext:value-type="float">
            <text:p>256</text:p>
          </table:table-cell>
          <table:table-cell table:formula="of:=[.$A$2]/[.B13]" office:value-type="float" office:value="0.00390625" calcext:value-type="float">
            <text:p>0.00390625</text:p>
          </table:table-cell>
          <table:table-cell table:formula="of:=[.$A$5]*[.$C$2]/[.C13]" office:value-type="float" office:value="0.000443927494350897" calcext:value-type="float">
            <text:p>0.000443927494351</text:p>
          </table:table-cell>
          <table:table-cell table:formula="of:=[.$B$5]*[.$C$2]/[.C13]/[.C13]" office:value-type="float" office:value="0.000307008848615631" calcext:value-type="float">
            <text:p>0.000307008848616</text:p>
          </table:table-cell>
          <table:table-cell table:formula="of:=[.D13]*[.D13]" office:value-type="float" office:value="0.000000197071620240665" calcext:value-type="float">
            <text:p>1.97071620240665E-07</text:p>
          </table:table-cell>
          <table:table-cell table:formula="of:=[.D13]+[.E13]*2" office:value-type="float" office:value="0.00105794519158216" calcext:value-type="float">
            <text:p>0.001057945191582</text:p>
          </table:table-cell>
          <table:table-cell/>
          <table:table-cell table:formula="of:=0.99/([.$A$5]/[.C13] + 2*[.$B$5]/[.C13]/[.C13])" office:value-type="float" office:value="9.3577626504399" calcext:value-type="float">
            <text:p>9.36E+00</text:p>
          </table:table-cell>
          <table:table-cell table:formula="of:=0.49*[.C13]*[.C13]/[.$C$5]/[.$C$2]" office:value-type="float" office:value="524.871826171875" calcext:value-type="float">
            <text:p>524.87182617187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512" calcext:value-type="float">
            <text:p>512</text:p>
          </table:table-cell>
          <table:table-cell table:formula="of:=[.$A$2]/[.B14]" office:value-type="float" office:value="0.001953125" calcext:value-type="float">
            <text:p>0.001953125</text:p>
          </table:table-cell>
          <table:table-cell table:formula="of:=[.$A$5]*[.$C$2]/[.C14]" office:value-type="float" office:value="0.000887854988701793" calcext:value-type="float">
            <text:p>0.000887854988702</text:p>
          </table:table-cell>
          <table:table-cell table:formula="of:=[.$B$5]*[.$C$2]/[.C14]/[.C14]" office:value-type="float" office:value="0.00122803539446252" calcext:value-type="float">
            <text:p>0.001228035394463</text:p>
          </table:table-cell>
          <table:table-cell table:formula="of:=[.D14]*[.D14]" office:value-type="float" office:value="0.000000788286480962662" calcext:value-type="float">
            <text:p>7.88286480962662E-07</text:p>
          </table:table-cell>
          <table:table-cell table:formula="of:=[.D14]+[.E14]*2" office:value-type="float" office:value="0.00334392577762684" calcext:value-type="float">
            <text:p>0.003343925777627</text:p>
          </table:table-cell>
          <table:table-cell/>
          <table:table-cell table:formula="of:=0.99/([.$A$5]/[.C14] + 2*[.$B$5]/[.C14]/[.C14])" office:value-type="float" office:value="2.96059202815978" calcext:value-type="float">
            <text:p>2.96E+00</text:p>
          </table:table-cell>
          <table:table-cell table:formula="of:=0.49*[.C14]*[.C14]/[.$C$5]/[.$C$2]" office:value-type="float" office:value="131.217956542969" calcext:value-type="float">
            <text:p>131.21795654296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*2" office:value-type="float" office:value="1024" calcext:value-type="float">
            <text:p>1024</text:p>
          </table:table-cell>
          <table:table-cell table:formula="of:=[.$A$2]/[.B15]" office:value-type="float" office:value="0.0009765625" calcext:value-type="float">
            <text:p>0.0009765625</text:p>
          </table:table-cell>
          <table:table-cell table:formula="of:=[.$A$5]*[.$C$2]/[.C15]" office:value-type="float" office:value="0.00177570997740359" calcext:value-type="float">
            <text:p>0.001775709977404</text:p>
          </table:table-cell>
          <table:table-cell table:formula="of:=[.$B$5]*[.$C$2]/[.C15]/[.C15]" office:value-type="float" office:value="0.00491214157785009" calcext:value-type="float">
            <text:p>0.00491214157785</text:p>
          </table:table-cell>
          <table:table-cell table:formula="of:=[.D15]*[.D15]" office:value-type="float" office:value="0.00000315314592385065" calcext:value-type="float">
            <text:p>3.15314592385065E-06</text:p>
          </table:table-cell>
          <table:table-cell table:formula="of:=[.D15]+[.E15]*2" office:value-type="float" office:value="0.0115999931331038" calcext:value-type="float">
            <text:p>0.011599993133104</text:p>
          </table:table-cell>
          <table:table-cell/>
          <table:table-cell table:formula="of:=0.99/([.$A$5]/[.C15] + 2*[.$B$5]/[.C15]/[.C15])" office:value-type="float" office:value="0.853448781081398" calcext:value-type="float">
            <text:p>8.53E-01</text:p>
          </table:table-cell>
          <table:table-cell table:formula="of:=0.49*[.C15]*[.C15]/[.$C$5]/[.$C$2]" office:value-type="float" office:value="32.8044891357422" calcext:value-type="float">
            <text:p>32.804489135742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*2" office:value-type="float" office:value="2048" calcext:value-type="float">
            <text:p>2048</text:p>
          </table:table-cell>
          <table:table-cell table:formula="of:=[.$A$2]/[.B16]" office:value-type="float" office:value="0.00048828125" calcext:value-type="float">
            <text:p>0.00048828125</text:p>
          </table:table-cell>
          <table:table-cell table:formula="of:=[.$A$5]*[.$C$2]/[.C16]" office:value-type="float" office:value="0.00355141995480717" calcext:value-type="float">
            <text:p>0.003551419954807</text:p>
          </table:table-cell>
          <table:table-cell table:formula="of:=[.$B$5]*[.$C$2]/[.C16]/[.C16]" office:value-type="float" office:value="0.0196485663114004" calcext:value-type="float">
            <text:p>0.0196485663114</text:p>
          </table:table-cell>
          <table:table-cell table:formula="of:=[.D16]*[.D16]" office:value-type="float" office:value="0.0000126125836954026" calcext:value-type="float">
            <text:p>1.26125836954026E-05</text:p>
          </table:table-cell>
          <table:table-cell table:formula="of:=[.D16]+[.E16]*2" office:value-type="float" office:value="0.0428485525776079" calcext:value-type="float">
            <text:p>0.042848552577608</text:p>
          </table:table-cell>
          <table:table-cell/>
          <table:table-cell table:formula="of:=0.99/([.$A$5]/[.C16] + 2*[.$B$5]/[.C16]/[.C16])" office:value-type="float" office:value="0.231046310889241" calcext:value-type="float">
            <text:p>2.31E-01</text:p>
          </table:table-cell>
          <table:table-cell table:formula="of:=0.49*[.C16]*[.C16]/[.$C$5]/[.$C$2]" office:value-type="float" office:value="8.20112228393555" calcext:value-type="float">
            <text:p>8.2011222839355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*2" office:value-type="float" office:value="4096" calcext:value-type="float">
            <text:p>4096</text:p>
          </table:table-cell>
          <table:table-cell table:formula="of:=[.$A$2]/[.B17]" office:value-type="float" office:value="0.000244140625" calcext:value-type="float">
            <text:p>0.000244140625</text:p>
          </table:table-cell>
          <table:table-cell table:formula="of:=[.$A$5]*[.$C$2]/[.C17]" office:value-type="float" office:value="0.00710283990961435" calcext:value-type="float">
            <text:p>0.007102839909614</text:p>
          </table:table-cell>
          <table:table-cell table:formula="of:=[.$B$5]*[.$C$2]/[.C17]/[.C17]" office:value-type="float" office:value="0.0785942652456015" calcext:value-type="float">
            <text:p>0.078594265245602</text:p>
          </table:table-cell>
          <table:table-cell table:formula="of:=[.D17]*[.D17]" office:value-type="float" office:value="0.0000504503347816103" calcext:value-type="float">
            <text:p>5.04503347816103E-05</text:p>
          </table:table-cell>
          <table:table-cell table:formula="of:=[.D17]+[.E17]*2" office:value-type="float" office:value="0.164291370400817" calcext:value-type="float">
            <text:p>0.164291370400817</text:p>
          </table:table-cell>
          <table:table-cell/>
          <table:table-cell table:formula="of:=0.99/([.$A$5]/[.C17] + 2*[.$B$5]/[.C17]/[.C17])" office:value-type="float" office:value="0.0602587949436859" calcext:value-type="float">
            <text:p>6.03E-02</text:p>
          </table:table-cell>
          <table:table-cell table:formula="of:=0.49*[.C17]*[.C17]/[.$C$5]/[.$C$2]" office:value-type="float" office:value="2.05028057098389" calcext:value-type="float">
            <text:p>2.0502805709838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*2" office:value-type="float" office:value="8192" calcext:value-type="float">
            <text:p>8192</text:p>
          </table:table-cell>
          <table:table-cell table:formula="of:=[.$A$2]/[.B18]" office:value-type="float" office:value="0.0001220703125" calcext:value-type="float">
            <text:p>0.0001220703125</text:p>
          </table:table-cell>
          <table:table-cell table:formula="of:=[.$A$5]*[.$C$2]/[.C18]" office:value-type="float" office:value="0.0142056798192287" calcext:value-type="float">
            <text:p>0.014205679819229</text:p>
          </table:table-cell>
          <table:table-cell table:formula="of:=[.$B$5]*[.$C$2]/[.C18]/[.C18]" office:value-type="float" office:value="0.314377060982406" calcext:value-type="float">
            <text:p>0.314377060982406</text:p>
          </table:table-cell>
          <table:table-cell table:formula="of:=[.D18]*[.D18]" office:value-type="float" office:value="0.000201801339126441" calcext:value-type="float">
            <text:p>0.000201801339126</text:p>
          </table:table-cell>
          <table:table-cell table:formula="of:=[.D18]+[.E18]*2" office:value-type="float" office:value="0.64295980178404" calcext:value-type="float">
            <text:p>0.64295980178404</text:p>
          </table:table-cell>
          <table:table-cell/>
          <table:table-cell table:formula="of:=0.99/([.$A$5]/[.C18] + 2*[.$B$5]/[.C18]/[.C18])" office:value-type="float" office:value="0.0153975411410327" calcext:value-type="float">
            <text:p>1.54E-02</text:p>
          </table:table-cell>
          <table:table-cell table:formula="of:=0.49*[.C18]*[.C18]/[.$C$5]/[.$C$2]" office:value-type="float" office:value="0.512570142745972" calcext:value-type="float">
            <text:p>0.51257014274597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*2" office:value-type="float" office:value="16384" calcext:value-type="float">
            <text:p>16384</text:p>
          </table:table-cell>
          <table:table-cell table:formula="of:=[.$A$2]/[.B19]" office:value-type="float" office:value="0.00006103515625" calcext:value-type="float">
            <text:p>6.103515625E-05</text:p>
          </table:table-cell>
          <table:table-cell table:formula="of:=[.$A$5]*[.$C$2]/[.C19]" office:value-type="float" office:value="0.0284113596384574" calcext:value-type="float">
            <text:p>0.028411359638457</text:p>
          </table:table-cell>
          <table:table-cell table:formula="of:=[.$B$5]*[.$C$2]/[.C19]/[.C19]" office:value-type="float" office:value="1.25750824392962" calcext:value-type="float">
            <text:p>1.25750824392962</text:p>
          </table:table-cell>
          <table:table-cell table:formula="of:=[.D19]*[.D19]" office:value-type="float" office:value="0.000807205356505765" calcext:value-type="float">
            <text:p>0.000807205356506</text:p>
          </table:table-cell>
          <table:table-cell table:formula="of:=[.D19]+[.E19]*2" office:value-type="float" office:value="2.5434278474977" calcext:value-type="float">
            <text:p>2.5434278474977</text:p>
          </table:table-cell>
          <table:table-cell/>
          <table:table-cell table:formula="of:=0.99/([.$A$5]/[.C19] + 2*[.$B$5]/[.C19]/[.C19])" office:value-type="float" office:value="0.00389238484187389" calcext:value-type="float">
            <text:p>3.89E-03</text:p>
          </table:table-cell>
          <table:table-cell table:formula="of:=0.49*[.C19]*[.C19]/[.$C$5]/[.$C$2]" office:value-type="float" office:value="0.128142535686493" calcext:value-type="float">
            <text:p>0.12814253568649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*2" office:value-type="float" office:value="32768" calcext:value-type="float">
            <text:p>32768</text:p>
          </table:table-cell>
          <table:table-cell table:formula="of:=[.$A$2]/[.B20]" office:value-type="float" office:value="0.000030517578125" calcext:value-type="float">
            <text:p>3.0517578125E-05</text:p>
          </table:table-cell>
          <table:table-cell table:formula="of:=[.$A$5]*[.$C$2]/[.C20]" office:value-type="float" office:value="0.0568227192769148" calcext:value-type="float">
            <text:p>0.056822719276915</text:p>
          </table:table-cell>
          <table:table-cell table:formula="of:=[.$B$5]*[.$C$2]/[.C20]/[.C20]" office:value-type="float" office:value="5.03003297571849" calcext:value-type="float">
            <text:p>5.03003297571849</text:p>
          </table:table-cell>
          <table:table-cell table:formula="of:=[.D20]*[.D20]" office:value-type="float" office:value="0.00322882142602306" calcext:value-type="float">
            <text:p>0.003228821426023</text:p>
          </table:table-cell>
          <table:table-cell table:formula="of:=[.D20]+[.E20]*2" office:value-type="float" office:value="10.1168886707139" calcext:value-type="float">
            <text:p>10.1168886707139</text:p>
          </table:table-cell>
          <table:table-cell/>
          <table:table-cell table:formula="of:=0.99/([.$A$5]/[.C20] + 2*[.$B$5]/[.C20]/[.C20])" office:value-type="float" office:value="0.000978561722109116" calcext:value-type="float">
            <text:p>9.79E-04</text:p>
          </table:table-cell>
          <table:table-cell table:formula="of:=0.49*[.C20]*[.C20]/[.$C$5]/[.$C$2]" office:value-type="float" office:value="0.0320356339216232" calcext:value-type="float">
            <text:p>0.032035633921623</text:p>
          </table:table-cell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 table:number-columns-repeated="9"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14"/>
        <table:table-column table:style-name="co8" table:default-cell-style-name="ce14"/>
        <table:table-column table:style-name="co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V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1493" calcext:value-type="float">
            <text:p>1.21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4280" calcext:value-type="float">
            <text:p>1.24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2020251" calcext:value-type="float">
            <text:p>2.02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" calcext:value-type="float">
            <text:p>6.00E-09</text:p>
          </table:table-cell>
          <table:table-cell office:value-type="float" office:value="182850182" calcext:value-type="float">
            <text:p>1.83E+08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22746876" calcext:value-type="float">
            <text:p>2.27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738" calcext:value-type="float">
            <text:p>7.38E-04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5832487" calcext:value-type="float">
            <text:p>5.83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95" calcext:value-type="float">
            <text:p>2.95E-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2260022" calcext:value-type="float">
            <text:p>1.32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755" calcext:value-type="float">
            <text:p>7.55E-0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05" calcext:value-type="float">
            <text:p>5.00E-08</text:p>
          </table:table-cell>
          <table:table-cell office:value-type="float" office:value="173171837" calcext:value-type="float">
            <text:p>1.73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189" calcext:value-type="float">
            <text:p>1.89E-01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398777372" calcext:value-type="float">
            <text:p>3.99E+08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472" calcext:value-type="float">
            <text:p>4.72E-0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14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001" calcext:value-type="float">
            <text:p>1.00E-07</text:p>
          </table:table-cell>
          <table:table-cell office:value-type="float" office:value="2974045" calcext:value-type="float">
            <text:p>2.9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45" calcext:value-type="float">
            <text:p>7.45E-04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537612" calcext:value-type="float">
            <text:p>5.38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9" calcext:value-type="float">
            <text:p>9</text:p>
          </table:table-cell>
          <table:table-cell office:value-type="string" calcext:value-type="string">
            <text:p>Skipped 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1" calcext:value-type="float">
            <text:p>1.00E-05</text:p>
          </table:table-cell>
          <table:table-cell office:value-type="float" office:value="157327" calcext:value-type="float">
            <text:p>1.57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0738" calcext:value-type="float">
            <text:p>7.38E-04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Skipped 8,1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I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waveNum</text:p>
          </table:table-cell>
          <table:table-cell table:style-name="ce14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0001" calcext:value-type="float">
            <text:p>1.00E-08</text:p>
          </table:table-cell>
          <table:table-cell office:value-type="float" office:value="5329909" calcext:value-type="float">
            <text:p>5.33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66" calcext:value-type="float">
            <text:p>2.66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" calcext:value-type="float">
            <text:p>1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0001" calcext:value-type="float">
            <text:p>1.00E-08</text:p>
          </table:table-cell>
          <table:table-cell office:value-type="float" office:value="6008132" calcext:value-type="float">
            <text:p>6.01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263" calcext:value-type="float">
            <text:p>2.63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" calcext:value-type="float">
            <text:p>1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001" calcext:value-type="float">
            <text:p>1.00E-07</text:p>
          </table:table-cell>
          <table:table-cell office:value-type="float" office:value="615094" calcext:value-type="float">
            <text:p>6.15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1" calcext:value-type="float">
            <text:p>1.00E-0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31" calcext:value-type="float">
            <text:p>1.31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0000" calcext:value-type="float">
            <text:p>3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h_v increas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05" calcext:value-type="float">
            <text:p>5.00E-06</text:p>
          </table:table-cell>
          <table:table-cell office:value-type="float" office:value="4188188" calcext:value-type="float">
            <text:p>4.19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" calcext:value-type="float">
            <text:p>1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t halved to be stab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05" calcext:value-type="float">
            <text:p>5.00E-06</text:p>
          </table:table-cell>
          <table:table-cell office:value-type="float" office:value="30958900" calcext:value-type="float">
            <text:p>3.10E+07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" calcext:value-type="float">
            <text:p>1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5" calcext:value-type="float">
            <text:p>5.00E-05</text:p>
          </table:table-cell>
          <table:table-cell office:value-type="float" office:value="2053191" calcext:value-type="float">
            <text:p>2.05E+06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0" calcext:value-type="float">
            <text:p>1.00E+04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 cells most unstead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.000001" calcext:value-type="float">
            <text:p>1.00E-06</text:p>
          </table:table-cell>
          <table:table-cell office:value-type="float" office:value="6269316" calcext:value-type="float">
            <text:p>6.27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1000" calcext:value-type="float">
            <text:p>1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.000001" calcext:value-type="float">
            <text:p>1.00E-06</text:p>
          </table:table-cell>
          <table:table-cell office:value-type="float" office:value="6446246" calcext:value-type="float">
            <text:p>6.45E+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000" calcext:value-type="float">
            <text:p>3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0.000001" calcext:value-type="float">
            <text:p>1.00E-06</text:p>
          </table:table-cell>
          <table:table-cell office:value-type="float" office:value="862947" calcext:value-type="float">
            <text:p>8.63E+05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0148" calcext:value-type="float">
            <text:p>1.48E-03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4000" calcext:value-type="float">
            <text:p>4.00E+03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cyc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table:style-name="ce14" office:value-type="string" calcext:value-type="string">
            <text:p>MaxTStep</text:p>
          </table:table-cell>
          <table:table-cell table:style-name="ce14" office:value-type="string" calcext:value-type="string">
            <text:p>nCel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/>
          <table:table-cell table:style-name="ce14" office:value-type="float" office:value="256" calcext:value-type="float">
            <text:p>2.56E+02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/>
          <table:table-cell table:style-name="ce14" office:value-type="float" office:value="1024" calcext:value-type="float">
            <text:p>1.02E+03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/>
          <table:table-cell table:style-name="Default"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 table:number-rows-repeated="104854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9:44:09.694149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2-05T20:57:35.700786776</dc:date>
    <meta:editing-duration>P1DT2H58M31S</meta:editing-duration>
    <meta:editing-cycles>90</meta:editing-cycles>
    <meta:generator>LibreOffice/6.0.7.3$Linux_X86_64 LibreOffice_project/00m0$Build-3</meta:generator>
    <meta:document-statistic meta:table-count="4" meta:cell-count="1194" meta:object-count="0"/>
  </office:meta>
</office:document-meta>
</file>